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ivision</text:p>
          </table:table-cell>
          <table:table-cell office:value-type="string" calcext:value-type="string">
            <text:p>Train/Tes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mape</text:p>
          </table:table-cell>
          <table:table-cell/>
          <table:table-cell office:value-type="string" calcext:value-type="string">
            <text:p>rmse(avg)</text:p>
          </table:table-cell>
          <table:table-cell office:value-type="string" calcext:value-type="string">
            <text:p>mae(avg)</text:p>
          </table:table-cell>
          <table:table-cell office:value-type="string" calcext:value-type="string">
            <text:p>mape(avg)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st try</text:p>
          </table:table-cell>
          <table:table-cell table:number-columns-repeated="7"/>
          <table:table-cell office:value-type="string" calcext:value-type="string">
            <text:p>Scenar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Throughput</text:p>
          </table:table-cell>
          <table:table-cell office:value-type="float" office:value="10" calcext:value-type="float">
            <text:p>10</text:p>
          </table:table-cell>
          <table:table-cell office:value-type="float" office:value="0.836095" calcext:value-type="float">
            <text:p>0,836095</text:p>
          </table:table-cell>
          <table:table-cell office:value-type="float" office:value="0.763495" calcext:value-type="float">
            <text:p>0,763495</text:p>
          </table:table-cell>
          <table:table-cell office:value-type="float" office:value="17.643702" calcext:value-type="float">
            <text:p>17,643702</text:p>
          </table:table-cell>
          <table:table-cell/>
          <table:table-cell table:formula="of:=ROUND(([.E4]+[.E9])/2;3)" office:value-type="float" office:value="0.833" calcext:value-type="float">
            <text:p>0,833</text:p>
          </table:table-cell>
          <table:table-cell table:formula="of:=ROUND(([.F4]+[.F9])/2;3)" office:value-type="float" office:value="0.762" calcext:value-type="float">
            <text:p>0,762</text:p>
          </table:table-cell>
          <table:table-cell table:formula="of:=ROUND(([.G4]+[.G9])/2;3)" office:value-type="float" office:value="17.619" calcext:value-type="float">
            <text:p>17,619</text:p>
          </table:table-cell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office:value-type="float" office:value="190420.167852" calcext:value-type="float">
            <text:p>190420,167852</text:p>
          </table:table-cell>
          <table:table-cell office:value-type="float" office:value="375.438878" calcext:value-type="float">
            <text:p>375,438878</text:p>
          </table:table-cell>
          <table:table-cell office:value-type="float" office:value="39.634293" calcext:value-type="float">
            <text:p>39,634293</text:p>
          </table:table-cell>
          <table:table-cell/>
          <table:table-cell table:formula="of:=ROUND(([.E5]+[.E10])/2;3)" office:value-type="float" office:value="206093.949" calcext:value-type="float">
            <text:p>206093,949</text:p>
          </table:table-cell>
          <table:table-cell table:formula="of:=ROUND(([.F5]+[.F10])/2;3)" office:value-type="float" office:value="388.687" calcext:value-type="float">
            <text:p>388,687</text:p>
          </table:table-cell>
          <table:table-cell table:formula="of:=ROUND(([.G5]+[.G10])/2;3)" office:value-type="float" office:value="41.118" calcext:value-type="float">
            <text:p>41,118</text:p>
          </table:table-cell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Pdr</text:p>
          </table:table-cell>
          <table:table-cell office:value-type="float" office:value="5" calcext:value-type="float">
            <text:p>5</text:p>
          </table:table-cell>
          <table:table-cell office:value-type="float" office:value="0.041567" calcext:value-type="float">
            <text:p>0,041567</text:p>
          </table:table-cell>
          <table:table-cell office:value-type="float" office:value="0.174589" calcext:value-type="float">
            <text:p>0,174589</text:p>
          </table:table-cell>
          <table:table-cell office:value-type="float" office:value="29.579276" calcext:value-type="float">
            <text:p>29,579276</text:p>
          </table:table-cell>
          <table:table-cell/>
          <table:table-cell table:formula="of:=ROUND(([.E6]+[.E11])/2;3)" office:value-type="float" office:value="0.041" calcext:value-type="float">
            <text:p>0,041</text:p>
          </table:table-cell>
          <table:table-cell table:formula="of:=ROUND(([.F6]+[.F11])/2;3)" office:value-type="float" office:value="0.172" calcext:value-type="float">
            <text:p>0,172</text:p>
          </table:table-cell>
          <table:table-cell table:formula="of:=ROUND(([.G6]+[.G11])/2;3)" office:value-type="float" office:value="29.119" calcext:value-type="float">
            <text:p>29,1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nd t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Throughput</text:p>
          </table:table-cell>
          <table:table-cell office:value-type="float" office:value="10" calcext:value-type="float">
            <text:p>10</text:p>
          </table:table-cell>
          <table:table-cell office:value-type="float" office:value="0.830353" calcext:value-type="float">
            <text:p>0,830353</text:p>
          </table:table-cell>
          <table:table-cell office:value-type="float" office:value="0.761077" calcext:value-type="float">
            <text:p>0,761077</text:p>
          </table:table-cell>
          <table:table-cell office:value-type="float" office:value="17.593953" calcext:value-type="float">
            <text:p>17,5939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office:value-type="float" office:value="221767.729375" calcext:value-type="float">
            <text:p>221767,729375</text:p>
          </table:table-cell>
          <table:table-cell office:value-type="float" office:value="401.935486" calcext:value-type="float">
            <text:p>401,935486</text:p>
          </table:table-cell>
          <table:table-cell office:value-type="float" office:value="42.600822" calcext:value-type="float">
            <text:p>42,6008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Pdr</text:p>
          </table:table-cell>
          <table:table-cell office:value-type="float" office:value="5" calcext:value-type="float">
            <text:p>5</text:p>
          </table:table-cell>
          <table:table-cell office:value-type="float" office:value="0.041395" calcext:value-type="float">
            <text:p>0,041395</text:p>
          </table:table-cell>
          <table:table-cell office:value-type="float" office:value="0.169454" calcext:value-type="float">
            <text:p>0,169454</text:p>
          </table:table-cell>
          <table:table-cell office:value-type="float" office:value="28.659422" calcext:value-type="float">
            <text:p>28,65942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st try</text:p>
          </table:table-cell>
          <table:table-cell table:number-columns-repeated="7"/>
          <table:table-cell office:value-type="string" calcext:value-type="string">
            <text:p>Topolog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Throughput</text:p>
          </table:table-cell>
          <table:table-cell office:value-type="float" office:value="100" calcext:value-type="float">
            <text:p>100</text:p>
          </table:table-cell>
          <table:table-cell office:value-type="float" office:value="0.153264" calcext:value-type="float">
            <text:p>0,153264</text:p>
          </table:table-cell>
          <table:table-cell office:value-type="float" office:value="0.279964" calcext:value-type="float">
            <text:p>0,279964</text:p>
          </table:table-cell>
          <table:table-cell office:value-type="float" office:value="7.259524" calcext:value-type="float">
            <text:p>7,259524</text:p>
          </table:table-cell>
          <table:table-cell/>
          <table:table-cell table:formula="of:=ROUND(([.E14]+[.E19])/2;3)" office:value-type="float" office:value="0.176" calcext:value-type="float">
            <text:p>0,176</text:p>
          </table:table-cell>
          <table:table-cell table:formula="of:=ROUND(([.F14]+[.F19])/2;3)" office:value-type="float" office:value="0.296" calcext:value-type="float">
            <text:p>0,296</text:p>
          </table:table-cell>
          <table:table-cell table:formula="of:=ROUND(([.G14]+[.G19])/2;3)" office:value-type="float" office:value="7.976" calcext:value-type="float">
            <text:p>7,976</text:p>
          </table:table-cell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office:value-type="float" office:value="36083.541094" calcext:value-type="float">
            <text:p>36083,541094</text:p>
          </table:table-cell>
          <table:table-cell office:value-type="float" office:value="142.149085" calcext:value-type="float">
            <text:p>142,149085</text:p>
          </table:table-cell>
          <table:table-cell office:value-type="float" office:value="18.271493" calcext:value-type="float">
            <text:p>18,271493</text:p>
          </table:table-cell>
          <table:table-cell/>
          <table:table-cell table:formula="of:=ROUND(([.E15]+[.E20])/2;3)" office:value-type="float" office:value="39241.72" calcext:value-type="float">
            <text:p>39241,72</text:p>
          </table:table-cell>
          <table:table-cell table:formula="of:=ROUND(([.F15]+[.F20])/2;3)" office:value-type="float" office:value="147.179" calcext:value-type="float">
            <text:p>147,179</text:p>
          </table:table-cell>
          <table:table-cell table:formula="of:=ROUND(([.G15]+[.G20])/2;3)" office:value-type="float" office:value="18.929" calcext:value-type="float">
            <text:p>18,929</text:p>
          </table:table-cell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Pdr</text:p>
          </table:table-cell>
          <table:table-cell office:value-type="float" office:value="100" calcext:value-type="float">
            <text:p>100</text:p>
          </table:table-cell>
          <table:table-cell office:value-type="float" office:value="0.002547" calcext:value-type="float">
            <text:p>0,002547</text:p>
          </table:table-cell>
          <table:table-cell office:value-type="float" office:value="0.038823" calcext:value-type="float">
            <text:p>0,038823</text:p>
          </table:table-cell>
          <table:table-cell office:value-type="float" office:value="5.923842" calcext:value-type="float">
            <text:p>5,923842</text:p>
          </table:table-cell>
          <table:table-cell/>
          <table:table-cell table:formula="of:=ROUND(([.E16]+[.E21])/2;3)" office:value-type="float" office:value="0.003" calcext:value-type="float">
            <text:p>0,003</text:p>
          </table:table-cell>
          <table:table-cell table:formula="of:=ROUND(([.F16]+[.F21])/2;3)" office:value-type="float" office:value="0.041" calcext:value-type="float">
            <text:p>0,041</text:p>
          </table:table-cell>
          <table:table-cell table:formula="of:=ROUND(([.G16]+[.G21])/2;3)" office:value-type="float" office:value="6.46" calcext:value-type="float">
            <text:p>6,4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nd t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Throughput</text:p>
          </table:table-cell>
          <table:table-cell office:value-type="float" office:value="100" calcext:value-type="float">
            <text:p>100</text:p>
          </table:table-cell>
          <table:table-cell office:value-type="float" office:value="0.198051" calcext:value-type="float">
            <text:p>0,198051</text:p>
          </table:table-cell>
          <table:table-cell office:value-type="float" office:value="0.312557" calcext:value-type="float">
            <text:p>0,312557</text:p>
          </table:table-cell>
          <table:table-cell office:value-type="float" office:value="8.69342" calcext:value-type="float">
            <text:p>8,69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Delay</text:p>
          </table:table-cell>
          <table:table-cell office:value-type="float" office:value="100" calcext:value-type="float">
            <text:p>100</text:p>
          </table:table-cell>
          <table:table-cell office:value-type="float" office:value="42399.899834" calcext:value-type="float">
            <text:p>42399,899834</text:p>
          </table:table-cell>
          <table:table-cell office:value-type="float" office:value="152.208057" calcext:value-type="float">
            <text:p>152,208057</text:p>
          </table:table-cell>
          <table:table-cell office:value-type="float" office:value="19.586741" calcext:value-type="float">
            <text:p>19,5867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logies</text:p>
          </table:table-cell>
          <table:table-cell office:value-type="string" calcext:value-type="string">
            <text:p>12800/3200</text:p>
          </table:table-cell>
          <table:table-cell office:value-type="string" calcext:value-type="string">
            <text:p>Pdr</text:p>
          </table:table-cell>
          <table:table-cell office:value-type="float" office:value="100" calcext:value-type="float">
            <text:p>100</text:p>
          </table:table-cell>
          <table:table-cell office:value-type="float" office:value="0.003192" calcext:value-type="float">
            <text:p>0,003192</text:p>
          </table:table-cell>
          <table:table-cell office:value-type="float" office:value="0.043075" calcext:value-type="float">
            <text:p>0,043075</text:p>
          </table:table-cell>
          <table:table-cell office:value-type="float" office:value="6.996547" calcext:value-type="float">
            <text:p>6,99654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-00-0000</text:date>, <text:time style:data-style-name="N2" text:time-value="14:35:23.852742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4:24:59.720057729</meta:creation-date>
    <meta:generator>LibreOffice/5.4.6.2$Linux_X86_64 LibreOffice_project/40m0$Build-2</meta:generator>
    <dc:date>2018-07-31T18:13:15.300031574</dc:date>
    <meta:editing-duration>PT4H19M6S</meta:editing-duration>
    <meta:editing-cycles>33</meta:editing-cycles>
    <meta:document-statistic meta:table-count="1" meta:cell-count="118" meta:object-count="0"/>
  </office:meta>
</office:document-meta>
</file>